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a1" style:family="table">
      <style:table-properties style:width="17.59cm" fo:break-before="page" table:align="margins"/>
    </style:style>
    <style:style style:name="Tabla1.A" style:family="table-column">
      <style:table-column-properties style:column-width="2.2cm" style:rel-column-width="8191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H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a40d1" officeooo:paragraph-rsid="001a40d1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rsid="001bebf1" officeooo:paragraph-rsid="001bebf1"/>
    </style:style>
    <style:style style:name="P4" style:family="paragraph" style:parent-style-name="Table_20_Contents">
      <style:text-properties officeooo:rsid="001bebf1" officeooo:paragraph-rsid="001bebf1"/>
    </style:style>
    <style:style style:name="P5" style:family="paragraph" style:parent-style-name="Table_20_Contents">
      <style:paragraph-properties fo:text-align="center" style:justify-single-word="false"/>
      <style:text-properties officeooo:rsid="001c4d09" officeooo:paragraph-rsid="001bebf1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gr1" style:family="graphic">
      <style:graphic-properties svg:stroke-color="#000000" draw:marker-end="Arrow" draw:textarea-horizontal-align="justify" draw:textarea-vertical-align="middle" draw:auto-grow-height="false" fo:min-height="2.122cm" fo:min-width="2.1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2.122cm" fo:min-width="2.1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1.415cm" fo:min-width="1.4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marker-end="Arrow" draw:textarea-horizontal-align="justify" draw:textarea-vertical-align="middle" draw:auto-grow-height="false" fo:min-height="2.122cm" fo:min-width="2.1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3465a4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4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1.50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Forma1" draw:style-name="gr1" draw:text-style-name="P6" svg:width="3.001cm" svg:height="3.001cm" svg:x="-0.099cm" svg:y="7.999cm"><text:p text:style-name="P6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Forma1" draw:style-name="gr2" draw:text-style-name="P6" svg:width="3.001cm" svg:height="3.001cm" svg:x="13.402cm" svg:y="2.9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Forma1" draw:style-name="gr1" draw:text-style-name="P6" svg:width="3.001cm" svg:height="3.001cm" svg:x="8.401cm" svg:y="2.999cm"><text:p text:style-name="P6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Forma1" draw:style-name="gr3" draw:text-style-name="P6" svg:width="2.001cm" svg:height="2.001cm" svg:x="13.901cm" svg:y="3.5cm"><text:p text:style-name="P6">8</text:p><text:p text:style-name="P6"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Forma1" draw:style-name="gr2" draw:text-style-name="P6" svg:width="3.001cm" svg:height="3.001cm" svg:x="2.401cm" svg:y="14.5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Forma1" draw:style-name="gr3" draw:text-style-name="P6" svg:width="2.001cm" svg:height="2.001cm" svg:x="2.902cm" svg:y="15cm"><text:p text:style-name="P6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Forma1" draw:style-name="gr4" draw:text-style-name="P6" svg:width="3.001cm" svg:height="3.001cm" svg:x="2.902cm" svg:y="2.9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Forma1" draw:style-name="gr3" draw:text-style-name="P6" svg:width="2.001cm" svg:height="2.001cm" svg:x="3.401cm" svg:y="3.498cm"><text:p text:style-name="P6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" draw:name="Forma7" draw:style-name="gr5" draw:text-style-name="P6" svg:x1="1.401cm" svg:y1="7.999cm" svg:x2="3.902cm" svg:y2="5.999cm"><text:p/></draw:line><draw:line text:anchor-type="paragraph" draw:z-index="9" draw:name="Forma3" draw:style-name="gr5" draw:text-style-name="P6" svg:x1="11.402cm" svg:y1="4.5cm" svg:x2="13.402cm" svg:y2="4.5cm"><text:p/></draw:line><draw:frame text:anchor-type="paragraph" draw:z-index="10" draw:name="Forma6" draw:style-name="gr6" draw:text-style-name="P7" svg:width="1.001cm" svg:height="1.001cm" svg:x="3.401cm" svg:y="13cm"><draw:text-box><text:p>+</text:p></draw:text-box></draw:frame><draw:ellipse text:anchor-type="paragraph" draw:z-index="11" draw:name="Forma8" draw:style-name="gr7" draw:text-style-name="P6" svg:width="3.5cm" svg:height="2.502cm" svg:x="8.401cm" svg:y="0.998cm" draw:kind="arc" draw:start-angle="293.83" draw:end-angle="230.43"><text:p/></draw:ellipse><draw:frame text:anchor-type="paragraph" draw:z-index="12" draw:name="Forma9" draw:style-name="gr8" draw:text-style-name="P7" svg:width="1.001cm" svg:height="0.502cm" svg:x="6.9cm" svg:y="2.999cm"><draw:text-box><text:p>Letra</text:p></draw:text-box></draw:frame><draw:frame text:anchor-type="paragraph" draw:z-index="13" draw:name="Forma11" draw:style-name="gr9" draw:text-style-name="P7" svg:width="1.502cm" svg:height="0.5cm" svg:x="11.901cm" svg:y="3.394cm"><draw:text-box><text:p>Otro</text:p></draw:text-box></draw:frame><draw:frame text:anchor-type="paragraph" draw:z-index="14" draw:name="Forma12" draw:style-name="gr6" draw:text-style-name="P7" svg:width="2.001cm" svg:height="1.001cm" svg:x="2.401cm" svg:y="17.501cm"><draw:text-box><text:p>Suma </text:p></draw:text-box></draw:frame><draw:frame text:anchor-type="paragraph" draw:z-index="15" draw:name="Forma13" draw:style-name="gr10" draw:text-style-name="P7" svg:width="2.001cm" svg:height="1.463cm" svg:x="15.901cm" svg:y="2.037cm"><draw:text-box><text:p>* Identificador</text:p></draw:text-box></draw:frame><draw:frame text:anchor-type="paragraph" draw:z-index="16" draw:name="Forma14" draw:style-name="gr8" draw:text-style-name="P7" svg:width="1.001cm" svg:height="0.502cm" svg:x="2.401cm" svg:y="6.5cm"><draw:text-box><text:p>*</text:p></draw:text-box></draw:frame><draw:frame text:anchor-type="paragraph" draw:z-index="17" draw:name="Forma15" draw:style-name="gr6" draw:text-style-name="P7" svg:width="3.001cm" svg:height="1.001cm" svg:x="-0.099cm" svg:y="2.999cm"><draw:text-box><text:p>Multiplicacion </text:p></draw:text-box></draw:frame><draw:ellipse text:anchor-type="paragraph" draw:z-index="18" draw:name="Forma8" draw:style-name="gr7" draw:text-style-name="P6" svg:width="3.5cm" svg:height="2.61cm" draw:transform="rotate (-3.14159265358979) translate (11.9009583333333cm 7.99923611111111cm)" draw:kind="arc" draw:start-angle="309.57" draw:end-angle="246.17"><text:p/></draw:ellipse><draw:frame text:anchor-type="paragraph" draw:z-index="19" draw:name="Forma16" draw:style-name="gr6" draw:text-style-name="P7" svg:width="3.001cm" svg:height="1.001cm" svg:x="9.402cm" svg:y="0.499cm"><draw:text-box><text:p>Digito</text:p></draw:text-box></draw:frame><draw:line text:anchor-type="paragraph" draw:z-index="21" draw:name="Forma21" draw:style-name="gr5" draw:text-style-name="P6" svg:x1="1.401cm" svg:y1="11cm" svg:x2="3.902cm" svg:y2="14.501cm"><text:p/></draw:line><draw:frame text:anchor-type="paragraph" draw:z-index="20" draw:name="Forma17" draw:style-name="gr6" draw:text-style-name="P7" svg:width="2.502cm" svg:height="1.001cm" svg:x="9.899cm" svg:y="8.5cm"><draw:text-box><text:p>Letra</text:p></draw:text-box></draw:frame><draw:custom-shape text:anchor-type="paragraph" draw:z-index="22" draw:name="Forma1" draw:style-name="gr2" draw:text-style-name="P6" svg:width="3.001cm" svg:height="3.001cm" svg:x="13.402cm" svg:y="2.9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name="Forma1" draw:style-name="gr1" draw:text-style-name="P6" svg:width="3.001cm" svg:height="3.001cm" svg:x="8.401cm" svg:y="2.999cm"><text:p text:style-name="P6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Forma1" draw:style-name="gr3" draw:text-style-name="P6" svg:width="2.001cm" svg:height="2.001cm" svg:x="13.901cm" svg:y="3.5cm"><text:p text:style-name="P6">8</text:p><text:p text:style-name="P6"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5" draw:name="Forma3" draw:style-name="gr5" draw:text-style-name="P6" svg:x1="11.402cm" svg:y1="4.5cm" svg:x2="13.402cm" svg:y2="4.5cm"><text:p/></draw:line><draw:frame text:anchor-type="paragraph" draw:z-index="26" draw:name="Forma11" draw:style-name="gr9" draw:text-style-name="P7" svg:width="1.502cm" svg:height="0.5cm" svg:x="11.901cm" svg:y="3.394cm"><draw:text-box><text:p>Otro</text:p></draw:text-box></draw:frame><draw:ellipse text:anchor-type="paragraph" draw:z-index="27" draw:name="Forma8" draw:style-name="gr7" draw:text-style-name="P6" svg:width="3.5cm" svg:height="2.61cm" draw:transform="rotate (-3.14159265358979) translate (11.9009583333333cm 7.99923611111111cm)" draw:kind="arc" draw:start-angle="309.57" draw:end-angle="246.17"><text:p/></draw:ellipse><draw:custom-shape text:anchor-type="paragraph" draw:z-index="28" draw:name="Forma1" draw:style-name="gr2" draw:text-style-name="P6" svg:width="3.001cm" svg:height="3.001cm" svg:x="13.402cm" svg:y="2.9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name="Forma1" draw:style-name="gr1" draw:text-style-name="P6" svg:width="3.001cm" svg:height="3.001cm" svg:x="8.401cm" svg:y="2.999cm"><text:p text:style-name="P6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name="Forma1" draw:style-name="gr3" draw:text-style-name="P6" svg:width="2.001cm" svg:height="2.001cm" svg:x="13.901cm" svg:y="3.5cm"><text:p text:style-name="P6">8</text:p><text:p text:style-name="P6"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1" draw:name="Forma3" draw:style-name="gr5" draw:text-style-name="P6" svg:x1="11.402cm" svg:y1="4.5cm" svg:x2="13.402cm" svg:y2="4.5cm"><text:p/></draw:line><draw:ellipse text:anchor-type="paragraph" draw:z-index="32" draw:name="Forma8" draw:style-name="gr7" draw:text-style-name="P6" svg:width="3.5cm" svg:height="2.502cm" svg:x="8.401cm" svg:y="0.998cm" draw:kind="arc" draw:start-angle="293.83" draw:end-angle="230.43"><text:p/></draw:ellipse><draw:frame text:anchor-type="paragraph" draw:z-index="33" draw:name="Forma11" draw:style-name="gr9" draw:text-style-name="P7" svg:width="1.502cm" svg:height="0.5cm" svg:x="11.901cm" svg:y="3.394cm"><draw:text-box><text:p>Otro</text:p></draw:text-box></draw:frame><draw:frame text:anchor-type="paragraph" draw:z-index="34" draw:name="Forma13" draw:style-name="gr10" draw:text-style-name="P7" svg:width="2.001cm" svg:height="1.463cm" svg:x="15.901cm" svg:y="2.037cm"><draw:text-box><text:p>* Identificador</text:p></draw:text-box></draw:frame><draw:ellipse text:anchor-type="paragraph" draw:z-index="35" draw:name="Forma8" draw:style-name="gr7" draw:text-style-name="P6" svg:width="3.5cm" svg:height="2.61cm" draw:transform="rotate (-3.14159265358979) translate (11.9009583333333cm 7.99923611111111cm)" draw:kind="arc" draw:start-angle="309.57" draw:end-angle="246.17"><text:p/></draw:ellipse><draw:frame text:anchor-type="paragraph" draw:z-index="36" draw:name="Forma16" draw:style-name="gr6" draw:text-style-name="P7" svg:width="3.001cm" svg:height="1.001cm" svg:x="9.402cm" svg:y="0.499cm"><draw:text-box><text:p>Digito</text:p></draw:text-box></draw:frame><draw:frame text:anchor-type="paragraph" draw:z-index="37" draw:name="Forma17" draw:style-name="gr6" draw:text-style-name="P7" svg:width="2.502cm" svg:height="1.001cm" svg:x="9.899cm" svg:y="8.5cm"><draw:text-box><text:p>Letra</text:p></draw:text-box></draw:frame><draw:custom-shape text:anchor-type="paragraph" draw:z-index="38" draw:name="Forma1" draw:style-name="gr2" draw:text-style-name="P6" svg:width="3.001cm" svg:height="3.001cm" svg:x="13.402cm" svg:y="2.9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" draw:name="Forma1" draw:style-name="gr1" draw:text-style-name="P6" svg:width="3.001cm" svg:height="3.001cm" svg:x="8.401cm" svg:y="2.999cm"><text:p text:style-name="P6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0" draw:name="Forma1" draw:style-name="gr3" draw:text-style-name="P6" svg:width="2.001cm" svg:height="2.001cm" svg:x="13.901cm" svg:y="3.5cm"><text:p text:style-name="P6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1" draw:name="Forma3" draw:style-name="gr5" draw:text-style-name="P6" svg:x1="11.402cm" svg:y1="4.5cm" svg:x2="13.402cm" svg:y2="4.5cm"><text:p/></draw:line><draw:frame text:anchor-type="paragraph" draw:z-index="42" draw:name="Forma11" draw:style-name="gr9" draw:text-style-name="P7" svg:width="1.502cm" svg:height="0.5cm" svg:x="11.901cm" svg:y="3.394cm"><draw:text-box><text:p>Otro</text:p></draw:text-box></draw:frame><draw:ellipse text:anchor-type="paragraph" draw:z-index="43" draw:name="Forma8" draw:style-name="gr7" draw:text-style-name="P6" svg:width="3.5cm" svg:height="2.61cm" draw:transform="rotate (-3.14159265358979) translate (11.9009583333333cm 7.99923611111111cm)" draw:kind="arc" draw:start-angle="309.57" draw:end-angle="246.17"><text:p/></draw:ellipse><draw:custom-shape text:anchor-type="paragraph" draw:z-index="44" draw:name="Forma1" draw:style-name="gr2" draw:text-style-name="P6" svg:width="3.001cm" svg:height="3.001cm" svg:x="13.903cm" svg:y="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5" draw:name="Forma1" draw:style-name="gr1" draw:text-style-name="P6" svg:width="3.001cm" svg:height="3.001cm" svg:x="8.902cm" svg:y="14cm"><text:p text:style-name="P6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" draw:name="Forma1" draw:style-name="gr3" draw:text-style-name="P6" svg:width="2.001cm" svg:height="2.001cm" svg:x="14.402cm" svg:y="14.501cm"><text:p text:style-name="P6">8</text:p><text:p text:style-name="P6"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7" draw:name="Forma3" draw:style-name="gr5" draw:text-style-name="P6" svg:x1="11.903cm" svg:y1="15.501cm" svg:x2="13.903cm" svg:y2="15.501cm"><text:p/></draw:line><draw:ellipse text:anchor-type="paragraph" draw:z-index="48" draw:name="Forma8" draw:style-name="gr7" draw:text-style-name="P6" svg:width="3.5cm" svg:height="2.502cm" svg:x="8.902cm" svg:y="12cm" draw:kind="arc" draw:start-angle="293.83" draw:end-angle="230.43"><text:p/></draw:ellipse><draw:frame text:anchor-type="paragraph" draw:z-index="49" draw:name="Forma9" draw:style-name="gr8" draw:text-style-name="P7" svg:width="1.001cm" svg:height="0.976cm" svg:x="7.401cm" svg:y="13cm"><draw:text-box><text:p>Digito</text:p></draw:text-box></draw:frame><draw:frame text:anchor-type="paragraph" draw:z-index="50" draw:name="Forma11" draw:style-name="gr9" draw:text-style-name="P7" svg:width="1.502cm" svg:height="0.5cm" svg:x="12.402cm" svg:y="14.395cm"><draw:text-box><text:p>Otro</text:p></draw:text-box></draw:frame><draw:frame text:anchor-type="paragraph" draw:z-index="51" draw:name="Forma16" draw:style-name="gr6" draw:text-style-name="P7" svg:width="3.001cm" svg:height="1.001cm" svg:x="9.902cm" svg:y="11.501cm"><draw:text-box><text:p>Digito</text:p></draw:text-box></draw:frame><draw:custom-shape text:anchor-type="paragraph" draw:z-index="52" draw:name="Forma1" draw:style-name="gr2" draw:text-style-name="P6" svg:width="3.001cm" svg:height="3.001cm" svg:x="13.903cm" svg:y="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" draw:name="Forma1" draw:style-name="gr1" draw:text-style-name="P6" svg:width="3.001cm" svg:height="3.001cm" svg:x="8.902cm" svg:y="14cm"><text:p text:style-name="P6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4" draw:name="Forma1" draw:style-name="gr3" draw:text-style-name="P6" svg:width="2.001cm" svg:height="2.001cm" svg:x="14.402cm" svg:y="14.501cm"><text:p text:style-name="P6">8</text:p><text:p text:style-name="P6"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5" draw:name="Forma3" draw:style-name="gr5" draw:text-style-name="P6" svg:x1="11.903cm" svg:y1="15.501cm" svg:x2="13.903cm" svg:y2="15.501cm"><text:p/></draw:line><draw:frame text:anchor-type="paragraph" draw:z-index="56" draw:name="Forma11" draw:style-name="gr9" draw:text-style-name="P7" svg:width="1.502cm" svg:height="0.5cm" svg:x="12.402cm" svg:y="14.395cm"><draw:text-box><text:p>Otro</text:p></draw:text-box></draw:frame><draw:custom-shape text:anchor-type="paragraph" draw:z-index="57" draw:name="Forma1" draw:style-name="gr2" draw:text-style-name="P6" svg:width="3.001cm" svg:height="3.001cm" svg:x="13.903cm" svg:y="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" draw:name="Forma1" draw:style-name="gr1" draw:text-style-name="P6" svg:width="3.001cm" svg:height="3.001cm" svg:x="8.902cm" svg:y="14cm"><text:p text:style-name="P6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9" draw:name="Forma1" draw:style-name="gr3" draw:text-style-name="P6" svg:width="2.001cm" svg:height="2.001cm" svg:x="14.402cm" svg:y="14.501cm"><text:p text:style-name="P6">8</text:p><text:p text:style-name="P6"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0" draw:name="Forma3" draw:style-name="gr5" draw:text-style-name="P6" svg:x1="11.903cm" svg:y1="15.501cm" svg:x2="13.903cm" svg:y2="15.501cm"><text:p/></draw:line><draw:ellipse text:anchor-type="paragraph" draw:z-index="61" draw:name="Forma8" draw:style-name="gr7" draw:text-style-name="P6" svg:width="3.5cm" svg:height="2.502cm" svg:x="8.902cm" svg:y="12cm" draw:kind="arc" draw:start-angle="293.83" draw:end-angle="230.43"><text:p/></draw:ellipse><draw:frame text:anchor-type="paragraph" draw:z-index="62" draw:name="Forma11" draw:style-name="gr9" draw:text-style-name="P7" svg:width="1.502cm" svg:height="0.5cm" svg:x="12.402cm" svg:y="14.395cm"><draw:text-box><text:p>Otro</text:p></draw:text-box></draw:frame><draw:frame text:anchor-type="paragraph" draw:z-index="63" draw:name="Forma16" draw:style-name="gr6" draw:text-style-name="P7" svg:width="3.001cm" svg:height="1.001cm" svg:x="9.902cm" svg:y="11.501cm"><draw:text-box><text:p>Digito</text:p></draw:text-box></draw:frame><draw:custom-shape text:anchor-type="paragraph" draw:z-index="64" draw:name="Forma1" draw:style-name="gr2" draw:text-style-name="P6" svg:width="3.001cm" svg:height="3.001cm" svg:x="13.903cm" svg:y="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5" draw:name="Forma1" draw:style-name="gr3" draw:text-style-name="P6" svg:width="2.001cm" svg:height="2.001cm" svg:x="14.402cm" svg:y="14.501cm"><text:p text:style-name="P6">7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6" draw:name="Forma3" draw:style-name="gr5" draw:text-style-name="P6" svg:x1="11.903cm" svg:y1="15.501cm" svg:x2="13.903cm" svg:y2="15.501cm"><text:p/></draw:line><draw:frame text:anchor-type="paragraph" draw:z-index="67" draw:name="Forma11" draw:style-name="gr9" draw:text-style-name="P7" svg:width="1.502cm" svg:height="0.5cm" svg:x="12.402cm" svg:y="14.395cm"><draw:text-box><text:p>Otro</text:p></draw:text-box></draw:frame><draw:line text:anchor-type="paragraph" draw:z-index="68" draw:name="Forma2" draw:style-name="gr11" draw:text-style-name="P6" svg:x1="2.902cm" svg:y1="9.501cm" svg:x2="8.402cm" svg:y2="4.5cm"><text:p/></draw:line><draw:line text:anchor-type="paragraph" draw:z-index="69" draw:name="Forma4" draw:style-name="gr11" draw:text-style-name="P6" svg:x1="2.902cm" svg:y1="9.5cm" svg:x2="8.903cm" svg:y2="15.501cm"><text:p/></draw:line><draw:frame text:anchor-type="paragraph" draw:z-index="70" draw:name="Forma5" draw:style-name="gr12" draw:text-style-name="P7" svg:width="3.502cm" svg:height="1.502cm" svg:x="15.402cm" svg:y="13cm"><draw:text-box><text:p>* Numero</text:p></draw:text-box></draw:frame><draw:line text:anchor-type="paragraph" draw:z-index="71" draw:name="Forma10" draw:style-name="gr11" draw:text-style-name="P6" svg:x1="-1.6cm" svg:y1="9.5cm" svg:x2="-0.099cm" svg:y2="9.5cm"><text:p/></draw:line></text:p>
      <table:table table:name="Tabla1" table:style-name="Tabla1">
        <table:table-column table:style-name="Tabla1.A" table:number-columns-repeated="8"/>
        <table:table-row>
          <table:table-cell table:style-name="Tabla1.A1" office:value-type="string">
            <text:p text:style-name="P1">Estado</text:p>
          </table:table-cell>
          <table:table-cell table:style-name="Tabla1.A1" office:value-type="string">
            <text:p text:style-name="P1">Entrada</text:p>
            <text:p text:style-name="P4">Letra</text:p>
          </table:table-cell>
          <table:table-cell table:style-name="Tabla1.A1" office:value-type="string">
            <text:p text:style-name="P1">Entrada</text:p>
            <text:p text:style-name="P3">Digito</text:p>
          </table:table-cell>
          <table:table-cell table:style-name="Tabla1.A1" office:value-type="string">
            <text:p text:style-name="P1">Entrada</text:p>
            <text:p text:style-name="P4">+</text:p>
          </table:table-cell>
          <table:table-cell table:style-name="Tabla1.A1" office:value-type="string">
            <text:p text:style-name="P1">Entrada</text:p>
            <text:p text:style-name="P1">*</text:p>
          </table:table-cell>
          <table:table-cell table:style-name="Tabla1.A1" office:value-type="string">
            <text:p text:style-name="P1">Entrada</text:p>
            <text:p text:style-name="P4">OTRO</text:p>
          </table:table-cell>
          <table:table-cell table:style-name="Tabla1.A1" office:value-type="string">
            <text:p text:style-name="P1">Token</text:p>
          </table:table-cell>
          <table:table-cell table:style-name="Tabla1.H1" office:value-type="string">
            <text:p text:style-name="P1">Retroceso</text:p>
          </table:table-cell>
        </table:table-row>
        <table:table-row>
          <table:table-cell table:style-name="Tabla1.A2" office:value-type="string">
            <text:p text:style-name="P3">1</text:p>
          </table:table-cell>
          <table:table-cell table:style-name="Tabla1.A2" office:value-type="string">
            <text:p text:style-name="P3">4</text:p>
          </table:table-cell>
          <table:table-cell table:style-name="Tabla1.A2" office:value-type="string">
            <text:p text:style-name="P3">5</text:p>
          </table:table-cell>
          <table:table-cell table:style-name="Tabla1.A2" office:value-type="string">
            <text:p text:style-name="P3">3</text:p>
          </table:table-cell>
          <table:table-cell table:style-name="Tabla1.A2" office:value-type="string">
            <text:p text:style-name="P3">2</text:p>
          </table:table-cell>
          <table:table-cell table:style-name="Tabla1.A2" office:value-type="string">
            <text:p text:style-name="P3">Error</text:p>
          </table:table-cell>
          <table:table-cell table:style-name="Tabla1.A2" office:value-type="string">
            <text:p text:style-name="P2">-</text:p>
          </table:table-cell>
          <table:table-cell table:style-name="Tabla1.H2" office:value-type="string">
            <text:p text:style-name="P2">-</text:p>
          </table:table-cell>
        </table:table-row>
        <table:table-row>
          <table:table-cell table:style-name="Tabla1.A2" office:value-type="string">
            <text:p text:style-name="P3">2</text:p>
          </table:table-cell>
          <table:table-cell table:style-name="Tabla1.A2" office:value-type="string">
            <text:p text:style-name="P2">-</text:p>
          </table:table-cell>
          <table:table-cell table:style-name="Tabla1.A2" office:value-type="string">
            <text:p text:style-name="P2">-</text:p>
          </table:table-cell>
          <table:table-cell table:style-name="Tabla1.A2" office:value-type="string">
            <text:p text:style-name="P2">-</text:p>
          </table:table-cell>
          <table:table-cell table:style-name="Tabla1.A2" office:value-type="string">
            <text:p text:style-name="P2">-</text:p>
          </table:table-cell>
          <table:table-cell table:style-name="Tabla1.A2" office:value-type="string">
            <text:p text:style-name="P2">-</text:p>
          </table:table-cell>
          <table:table-cell table:style-name="Tabla1.A2" office:value-type="string">
            <text:p text:style-name="P5">Multiplicación</text:p>
          </table:table-cell>
          <table:table-cell table:style-name="Tabla1.H2" office:value-type="string">
            <text:p text:style-name="P3">0</text:p>
          </table:table-cell>
        </table:table-row>
        <table:table-row>
          <table:table-cell table:style-name="Tabla1.A2" office:value-type="string">
            <text:p text:style-name="P3">3</text:p>
          </table:table-cell>
          <table:table-cell table:style-name="Tabla1.A2" office:value-type="string">
            <text:p text:style-name="P2">-</text:p>
          </table:table-cell>
          <table:table-cell table:style-name="Tabla1.A2" office:value-type="string">
            <text:p text:style-name="P2">-</text:p>
          </table:table-cell>
          <table:table-cell table:style-name="Tabla1.A2" office:value-type="string">
            <text:p text:style-name="P2">-</text:p>
          </table:table-cell>
          <table:table-cell table:style-name="Tabla1.A2" office:value-type="string">
            <text:p text:style-name="P2">-</text:p>
          </table:table-cell>
          <table:table-cell table:style-name="Tabla1.A2" office:value-type="string">
            <text:p text:style-name="P2">-</text:p>
          </table:table-cell>
          <table:table-cell table:style-name="Tabla1.A2" office:value-type="string">
            <text:p text:style-name="P3">Suma</text:p>
          </table:table-cell>
          <table:table-cell table:style-name="Tabla1.H2" office:value-type="string">
            <text:p text:style-name="P3">0</text:p>
          </table:table-cell>
        </table:table-row>
        <table:table-row>
          <table:table-cell table:style-name="Tabla1.A2" office:value-type="string">
            <text:p text:style-name="P3">4</text:p>
          </table:table-cell>
          <table:table-cell table:style-name="Tabla1.A2" office:value-type="string">
            <text:p text:style-name="P3">4</text:p>
          </table:table-cell>
          <table:table-cell table:style-name="Tabla1.A2" office:value-type="string">
            <text:p text:style-name="P3">4</text:p>
          </table:table-cell>
          <table:table-cell table:style-name="Tabla1.A2" office:value-type="string">
            <text:p text:style-name="P3">6</text:p>
          </table:table-cell>
          <table:table-cell table:style-name="Tabla1.A2" office:value-type="string">
            <text:p text:style-name="P3">6</text:p>
          </table:table-cell>
          <table:table-cell table:style-name="Tabla1.A2" office:value-type="string">
            <text:p text:style-name="P3">6</text:p>
          </table:table-cell>
          <table:table-cell table:style-name="Tabla1.A2" office:value-type="string">
            <text:p text:style-name="P3">-</text:p>
          </table:table-cell>
          <table:table-cell table:style-name="Tabla1.H2" office:value-type="string">
            <text:p text:style-name="P2">-</text:p>
          </table:table-cell>
        </table:table-row>
        <table:table-row>
          <table:table-cell table:style-name="Tabla1.A2" office:value-type="string">
            <text:p text:style-name="P3">5</text:p>
          </table:table-cell>
          <table:table-cell table:style-name="Tabla1.A2" office:value-type="string">
            <text:p text:style-name="P3">7</text:p>
          </table:table-cell>
          <table:table-cell table:style-name="Tabla1.A2" office:value-type="string">
            <text:p text:style-name="P3">5</text:p>
          </table:table-cell>
          <table:table-cell table:style-name="Tabla1.A2" office:value-type="string">
            <text:p text:style-name="P3">7</text:p>
          </table:table-cell>
          <table:table-cell table:style-name="Tabla1.A2" office:value-type="string">
            <text:p text:style-name="P3">7</text:p>
          </table:table-cell>
          <table:table-cell table:style-name="Tabla1.A2" office:value-type="string">
            <text:p text:style-name="P3">7</text:p>
          </table:table-cell>
          <table:table-cell table:style-name="Tabla1.A2" office:value-type="string">
            <text:p text:style-name="P2">-</text:p>
          </table:table-cell>
          <table:table-cell table:style-name="Tabla1.H2" office:value-type="string">
            <text:p text:style-name="P2">-</text:p>
          </table:table-cell>
        </table:table-row>
        <table:table-row>
          <table:table-cell table:style-name="Tabla1.A2" office:value-type="string">
            <text:p text:style-name="P3">6</text:p>
          </table:table-cell>
          <table:table-cell table:style-name="Tabla1.A2" office:value-type="string">
            <text:p text:style-name="P2">-</text:p>
          </table:table-cell>
          <table:table-cell table:style-name="Tabla1.A2" office:value-type="string">
            <text:p text:style-name="P2">-</text:p>
          </table:table-cell>
          <table:table-cell table:style-name="Tabla1.A2" office:value-type="string">
            <text:p text:style-name="P2">-</text:p>
          </table:table-cell>
          <table:table-cell table:style-name="Tabla1.A2" office:value-type="string">
            <text:p text:style-name="P2">-</text:p>
          </table:table-cell>
          <table:table-cell table:style-name="Tabla1.A2" office:value-type="string">
            <text:p text:style-name="P2">-</text:p>
          </table:table-cell>
          <table:table-cell table:style-name="Tabla1.A2" office:value-type="string">
            <text:p text:style-name="P3">Identificador</text:p>
          </table:table-cell>
          <table:table-cell table:style-name="Tabla1.H2" office:value-type="string">
            <text:p text:style-name="P3">1</text:p>
          </table:table-cell>
        </table:table-row>
        <table:table-row>
          <table:table-cell table:style-name="Tabla1.A2" office:value-type="string">
            <text:p text:style-name="P3">7</text:p>
          </table:table-cell>
          <table:table-cell table:style-name="Tabla1.A2" office:value-type="string">
            <text:p text:style-name="P2">-</text:p>
          </table:table-cell>
          <table:table-cell table:style-name="Tabla1.A2" office:value-type="string">
            <text:p text:style-name="P2">-</text:p>
          </table:table-cell>
          <table:table-cell table:style-name="Tabla1.A2" office:value-type="string">
            <text:p text:style-name="P2">-</text:p>
          </table:table-cell>
          <table:table-cell table:style-name="Tabla1.A2" office:value-type="string">
            <text:p text:style-name="P2">-</text:p>
          </table:table-cell>
          <table:table-cell table:style-name="Tabla1.A2" office:value-type="string">
            <text:p text:style-name="P2">-</text:p>
          </table:table-cell>
          <table:table-cell table:style-name="Tabla1.A2" office:value-type="string">
            <text:p text:style-name="P3">Numero</text:p>
          </table:table-cell>
          <table:table-cell table:style-name="Tabla1.H2" office:value-type="string">
            <text:p text:style-name="P3">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3T16:05:50.127490017</meta:creation-date>
    <dc:date>2023-05-04T16:59:06.971958761</dc:date>
    <meta:editing-duration>PT34M9S</meta:editing-duration>
    <meta:editing-cycles>3</meta:editing-cycles>
    <meta:generator>LibreOffice/6.0.7.3$Linux_X86_64 LibreOffice_project/00m0$Build-3</meta:generator>
    <meta:document-statistic meta:table-count="1" meta:image-count="0" meta:object-count="0" meta:page-count="2" meta:paragraph-count="69" meta:word-count="69" meta:character-count="165" meta:non-whitespace-character-count="165"/>
  </office:meta>
</office:document-meta>
</file>